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ision</text:p>
      <text:p text:style-name="Standard"/>
      <text:p text:style-name="Standard">The buyer-seller relationship is key to the life of businesses and individuals. Essentially buyers buy to fulfil a vision that will alleviate their pain. A win-win for both sides is the best outcome for all. In a nutshell, people love to buy, but don't want to be sold to. </text:p>
      <text:p text:style-name="Standard"/>
      <text:p text:style-name="Standard">Todays world needs an open and collaborative enabler that links markets, promotes partnerships and helps businesses and individuals best utilise their limited resources. The 'Style' system opens new channels and markets in a sustainable, secure, open and low cost way that sets new bench marks in business. <text:s/></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n Stewart</meta:initial-creator>
    <meta:creation-date>2013-11-04T05:36:44.20</meta:creation-date>
    <dc:date>2013-11-18T21:54:33</dc:date>
    <dc:creator>John Stewart</dc:creator>
    <meta:editing-duration>PT00H52M40S</meta:editing-duration>
    <meta:editing-cycles>9</meta:editing-cycles>
    <meta:generator>OpenOffice.org/3.2$Unix OpenOffice.org_project/320m18$Build-9502</meta:generator>
    <meta:document-statistic meta:table-count="0" meta:image-count="0" meta:object-count="0" meta:page-count="1" meta:paragraph-count="3" meta:word-count="97" meta:character-count="587"/>
  </office:meta>
</office:document-meta>
</file>